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depth</text:p>
          </table:table-cell>
          <table:table-cell office:value-type="string">
            <text:p>gallons used</text:p>
          </table:table-cell>
          <table:table-cell office:value-type="string">
            <text:p>fuel</text:p>
          </table:table-cell>
          <table:table-cell office:value-type="string">
            <text:p>depth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31/75*[.E2]"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[.B3]*1.1" office:value-type="float" office:value="4.4">
            <text:p>4.4</text:p>
          </table:table-cell>
          <table:table-cell table:formula="of:=[.E2]-[.D3]" office:value-type="float" office:value="70.6">
            <text:p>70.6</text:p>
          </table:table-cell>
          <table:table-cell table:formula="of:=31/75*[.E3]" office:value-type="float" office:value="29.1813333333333">
            <text:p>29.181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formula="of:=[.B4]*1.1" office:value-type="float" office:value="5.5">
            <text:p>5.5</text:p>
          </table:table-cell>
          <table:table-cell table:formula="of:=[.E3]-[.D4]" office:value-type="float" office:value="65.1">
            <text:p>65.1</text:p>
          </table:table-cell>
          <table:table-cell table:formula="of:=31/75*[.E4]" office:value-type="float" office:value="26.908">
            <text:p>26.9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[.B5]*1.1" office:value-type="float" office:value="9.9">
            <text:p>9.9</text:p>
          </table:table-cell>
          <table:table-cell table:formula="of:=[.E4]-[.D5]" office:value-type="float" office:value="55.2">
            <text:p>55.2</text:p>
          </table:table-cell>
          <table:table-cell table:formula="of:=31/75*[.E5]" office:value-type="float" office:value="22.816">
            <text:p>22.8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2/28/2016</text:date>, <text:time>19:5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Lott</meta:initial-creator>
    <meta:creation-date>2016-02-28T17:40:48</meta:creation-date>
    <dc:date>2016-02-28T19:51:27</dc:date>
    <dc:creator>Steven Lott</dc:creator>
    <meta:editing-duration>PT1H55M21S</meta:editing-duration>
    <meta:editing-cycles>1</meta:editing-cycles>
    <meta:document-statistic meta:table-count="3" meta:cell-count="30" meta:object-count="0"/>
    <meta:generator>OpenOffice/4.1.1$Unix OpenOffice.org_project/411m6$Build-9775</meta:generator>
  </office:meta>
</office:document-meta>
</file>